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string" calcext:value-type="string">
            <text:p>[US001]</text:p>
          </table:table-cell>
          <table:table-cell table:style-name="ce5" office:value-type="string" calcext:value-type="string">
            <text:p>Como Programador necesito que se realice el Boton de Validar datos con la finalidad de la validación completa de los datos en la Vista Logi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2]</text:p>
          </table:table-cell>
          <table:table-cell table:style-name="ce5" office:value-type="string" calcext:value-type="string">
            <text:p>Como usuario necesito que se realice la función Crear un usuario con la finalidad de <text:s/>Añadir usuarios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3]</text:p>
          </table:table-cell>
          <table:table-cell table:style-name="ce5" office:value-type="string" calcext:value-type="string">
            <text:p>Como usuario necesito que se realice el Boton de Validar datos con la finalidad de la validación completa de los datos en la Vista Registr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[US004]</text:p>
          </table:table-cell>
          <table:table-cell table:style-name="ce5" office:value-type="string" calcext:value-type="string">
            <text:p>Como usuario necesito que se realice la Vista Login con la finalidad de Iniciar Sesio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5]</text:p>
          </table:table-cell>
          <table:table-cell table:style-name="ce5" office:value-type="string" calcext:value-type="string">
            <text:p>Como usuario necesito que se realice el Boton de Validar datos con la finalidad de la validación completa de los datos en la Vista Login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6]</text:p>
          </table:table-cell>
          <table:table-cell table:style-name="ce5" office:value-type="string" calcext:value-type="string">
            <text:p><text:span text:style-name="T1">Como usuario</text:span> necesito que se realice la función Recuperar Contraseña con la finalidad de recuperar una contraseña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7]</text:p>
          </table:table-cell>
          <table:table-cell table:style-name="ce5" office:value-type="string" calcext:value-type="string">
            <text:p><text:span text:style-name="T1">Como usuario</text:span> necesito que se realice el Registro de Nuevo Usuario con la finalidad de Crear un nuevo usuari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8]</text:p>
          </table:table-cell>
          <table:table-cell table:style-name="ce5" office:value-type="string" calcext:value-type="string">
            <text:p><text:span text:style-name="T1">Como usuario</text:span> necesito que se realice la Vista Pantalla Inicial con la finalidad de realizar lo primero que uno observa al iniciar la aplicación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[US009]</text:p>
          </table:table-cell>
          <table:table-cell table:style-name="ce5" office:value-type="string" calcext:value-type="string">
            <text:p><text:span text:style-name="T1">Como usuario</text:span> necesito que se realice la función Vista de las mascotas con la finalidad de Ver todas las mascotas registradas en la pagina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0]</text:p>
          </table:table-cell>
          <table:table-cell table:style-name="ce5" office:value-type="string" calcext:value-type="string">
            <text:p><text:span text:style-name="T1">Como usuario</text:span> necesito que se realice el Perfil del Dueño, con la finalidad de poder facilitar la visualización del propietario de la Mascota.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1]</text:p>
          </table:table-cell>
          <table:table-cell table:style-name="ce5" office:value-type="string" calcext:value-type="string">
            <text:p><text:span text:style-name="T1">Como usuario</text:span> necesito que se realice el Perfil del animal, con la finalidad de poder facilitar la visualización del perfil de la Mascota.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2]</text:p>
          </table:table-cell>
          <table:table-cell table:style-name="ce5" office:value-type="string" calcext:value-type="string">
            <text:p><text:span text:style-name="T1">Como usuario</text:span> necesito que se realice la función Crear una Mascota, con la finalidad de poder registrar una Mascota en la aplicación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3]</text:p>
          </table:table-cell>
          <table:table-cell table:style-name="ce5" office:value-type="string" calcext:value-type="string">
            <text:p><text:span text:style-name="T1">Como usuario</text:span> necesito que se realice la funcion Perfil del dueño de la cuenta con la finalidad de ingresar al Perfil del dueño.</text:p>
          </table:table-cell>
          <table:table-cell table:style-name="ce5" office:value-type="string" calcext:value-type="string">
            <text:p>ProgramadorBack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<text:span text:style-name="T1">[US</text:span>014]</text:p>
          </table:table-cell>
          <table:table-cell table:style-name="ce5" office:value-type="string" calcext:value-type="string">
            <text:p><text:span text:style-name="T1">Como usuario</text:span> necesito que se realice la herramienta Horarios de ingreso de la cuenta con la finalidad de ingresar al Perfil del dueño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5]</text:p>
          </table:table-cell>
          <table:table-cell table:style-name="ce5" office:value-type="string" calcext:value-type="string">
            <text:p><text:span text:style-name="T1">Como usuario</text:span> necesito que se realice la herramienta Editar usuario con la finalidad de editar el Perfil del dueño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7">
          <table:table-cell/>
          <table:table-cell table:style-name="ce5" office:value-type="string" calcext:value-type="string">
            <text:p>[US016]</text:p>
          </table:table-cell>
          <table:table-cell table:style-name="ce5" office:value-type="string" calcext:value-type="string">
            <text:p><text:span text:style-name="T1">Como usuario</text:span> necesito que se realice una funcion par poder añadir mascota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7]</text:p>
          </table:table-cell>
          <table:table-cell table:style-name="ce5" office:value-type="string" calcext:value-type="string">
            <text:p><text:span text:style-name="T1">Como usuario</text:span> necesito que se realice la herramienta Registro datos de vacunas con la finalidad de registrar el perfil de la mascota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8]</text:p>
          </table:table-cell>
          <table:table-cell table:style-name="ce5" office:value-type="string" calcext:value-type="string">
            <text:p><text:span text:style-name="T1">Como usuario</text:span> necesito que se realice la vista Cronograma de vacunacion con la finalidad de editar el Perfil de la mascota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19]</text:p>
          </table:table-cell>
          <table:table-cell table:style-name="ce5" office:value-type="string" calcext:value-type="string">
            <text:p><text:span text:style-name="T1">Como usuario</text:span> necesito que se realice la funcion Visitas medicas con la finalidad de visualizar el Perfil de la mascota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20]</text:p>
          </table:table-cell>
          <table:table-cell table:style-name="ce5" office:value-type="string" calcext:value-type="string">
            <text:p><text:span text:style-name="T1">Como usuario</text:span> necesito que se realice la herramienta Registro de mascota con la finalidad de editar el registro de las mascotas.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Medi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string" calcext:value-type="string">
            <text:p>[US021]</text:p>
          </table:table-cell>
          <table:table-cell table:style-name="ce5" office:value-type="string" calcext:value-type="string">
            <text:p><text:span text:style-name="T1">Como usuario</text:span> necesito que se realice la herramienta Crear mascota con la finalidad de editar el registro de las mascotas.</text:p>
          </table:table-cell>
          <table:table-cell table:style-name="ce5" office:value-type="string" calcext:value-type="string">
            <text:p>Programador Front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3">
          <table:table-cell/>
          <table:table-cell table:style-name="ce5" table:number-columns-repeated="6"/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0:26:27.8467156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3T21:00:55.236299073</dc:date>
    <meta:generator>LibreOffice/6.2.8.2$Linux_X86_64 LibreOffice_project/20$Build-2</meta:generator>
    <meta:editing-duration>PT26M19S</meta:editing-duration>
    <meta:editing-cycles>5</meta:editing-cycles>
    <meta:document-statistic meta:table-count="1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